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ntacts" style:family="table">
      <style:table-properties style:width="6.6931in" table:align="margins"/>
    </style:style>
    <style:style style:name="contacts.A" style:family="table-column">
      <style:table-column-properties style:column-width="2.2313in" style:rel-column-width="21845*"/>
    </style:style>
    <style:style style:name="contacts.A1" style:family="table-cell">
      <style:table-cell-properties fo:padding="0.0382in" fo:border-left="0.05pt solid #000000" fo:border-right="none" fo:border-top="0.05pt solid #000000" fo:border-bottom="0.05pt solid #000000"/>
    </style:style>
    <style:style style:name="contacts.C1" style:family="table-cell">
      <style:table-cell-properties fo:padding="0.0382in" fo:border="0.05pt solid #000000"/>
    </style:style>
    <style:style style:name="contacts.A2" style:family="table-cell">
      <style:table-cell-properties fo:padding="0.0382in" fo:border-left="0.05pt solid #000000" fo:border-right="none" fo:border-top="none" fo:border-bottom="0.05pt solid #000000"/>
    </style:style>
    <style:style style:name="contact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638a" officeooo:paragraph-rsid="0016638a"/>
    </style:style>
    <style:style style:name="P2" style:family="paragraph" style:parent-style-name="Table_20_Heading">
      <style:text-properties officeooo:rsid="0016638a" officeooo:paragraph-rsid="0016638a"/>
    </style:style>
    <style:style style:name="P3" style:family="paragraph" style:parent-style-name="Table_20_Contents">
      <style:paragraph-properties fo:text-align="center" style:justify-single-word="false"/>
      <style:text-properties officeooo:rsid="0016638a" officeooo:paragraph-rsid="0016638a"/>
    </style:style>
    <style:style style:name="P4" style:family="paragraph" style:parent-style-name="Table_20_Contents">
      <style:text-properties officeooo:rsid="0016638a" officeooo:paragraph-rsid="0016638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itial idea</text:p>
      <text:p text:style-name="P1"/>
      <text:p text:style-name="P1">I want to make an app that helps people arrange their meeting in easy way. Not like Google calendar invites or any other calendar.</text:p>
      <text:p text:style-name="P1"/>
      <text:p text:style-name="P1">It happens a lot that you call your friend and ask them to go to movies with you and you two agree to meet each other in some place and will eventually go to movie without setting it on your calendar.</text:p>
      <text:p text:style-name="P1"/>
      <text:p text:style-name="P1">Sometimes you are at school and it's break time and you don't have any friend to go to lunch with and you search for them but no one is available and you end up sitting alone in campus and eating your lunch alone.</text:p>
      <text:p text:style-name="P1"/>
      <text:p text:style-name="P1">Or you may want to go for jogging and you don't want to spend time calling or texting your friend to join you and you just want to invite them to court to join you for that sport.</text:p>
      <text:p text:style-name="P1"/>
      <text:p text:style-name="P1">My goal with this application is to overcome this problems by creating an application that help users meet their friend or call them for some plan easier and more convenient than calling them or sending them a text.</text:p>
      <text:p text:style-name="P1"/>
      <text:p text:style-name="P1">Lets say you have a list of friend contact phone and you want to call one of them to join you for shopping. I'd say why calling or text them to join you and why not just send them a request like “let's go shopping” and leaving the choice of agree or disagree!</text:p>
      <text:p text:style-name="P1"/>
      <table:table table:name="contacts" table:style-name="contacts">
        <table:table-column table:style-name="contacts.A" table:number-columns-repeated="3"/>
        <table:table-header-rows>
          <table:table-row>
            <table:table-cell table:style-name="contacts.A1" office:value-type="string">
              <text:p text:style-name="P2">Name</text:p>
            </table:table-cell>
            <table:table-cell table:style-name="contacts.A1" office:value-type="string">
              <text:p text:style-name="P2">Phone</text:p>
            </table:table-cell>
            <table:table-cell table:style-name="contacts.C1" office:value-type="string">
              <text:p text:style-name="P2">Option</text:p>
            </table:table-cell>
          </table:table-row>
        </table:table-header-rows>
        <table:table-row>
          <table:table-cell table:style-name="contacts.A2" office:value-type="string">
            <text:p text:style-name="P3">Ali</text:p>
          </table:table-cell>
          <table:table-cell table:style-name="contacts.A2" office:value-type="string">
            <text:p text:style-name="P4">0779090659</text:p>
          </table:table-cell>
          <table:table-cell table:style-name="contacts.C2" office:value-type="string">
            <text:p text:style-name="P4">Let's go shopping</text:p>
          </table:table-cell>
        </table:table-row>
        <table:table-row>
          <table:table-cell table:style-name="contacts.A2" office:value-type="string">
            <text:p text:style-name="P3">Mustafa</text:p>
          </table:table-cell>
          <table:table-cell table:style-name="contacts.A2" office:value-type="string">
            <text:p text:style-name="P4">0789654314</text:p>
          </table:table-cell>
          <table:table-cell table:style-name="contacts.C2" office:value-type="string">
            <text:p text:style-name="P4">Let's go to a movie</text:p>
          </table:table-cell>
        </table:table-row>
        <table:table-row>
          <table:table-cell table:style-name="contacts.A2" office:value-type="string">
            <text:p text:style-name="P3">Feroz</text:p>
          </table:table-cell>
          <table:table-cell table:style-name="contacts.A2" office:value-type="string">
            <text:p text:style-name="P4">0654849847</text:p>
          </table:table-cell>
          <table:table-cell table:style-name="contacts.C2" office:value-type="string">
            <text:p text:style-name="P4">Let's go for a ride</text:p>
          </table:table-cell>
        </table:table-row>
        <table:table-row>
          <table:table-cell table:style-name="contacts.A2" office:value-type="string">
            <text:p text:style-name="P3">Asad</text:p>
          </table:table-cell>
          <table:table-cell table:style-name="contacts.A2" office:value-type="string">
            <text:p text:style-name="P4">0579766878</text:p>
          </table:table-cell>
          <table:table-cell table:style-name="contacts.C2" office:value-type="string">
            <text:p text:style-name="P4">Let's go to school</text:p>
          </table:table-cell>
        </table:table-row>
        <table:table-row>
          <table:table-cell table:style-name="contacts.A2" office:value-type="string">
            <text:p text:style-name="P3">Ilhom</text:p>
          </table:table-cell>
          <table:table-cell table:style-name="contacts.A2" office:value-type="string">
            <text:p text:style-name="P4">0258899745</text:p>
          </table:table-cell>
          <table:table-cell table:style-name="contacts.C2" office:value-type="string">
            <text:p text:style-name="P4">Let's go for dinner</text:p>
          </table:table-cell>
        </table:table-row>
        <table:table-row>
          <table:table-cell table:style-name="contacts.A2" office:value-type="string">
            <text:p text:style-name="P3">Zahra</text:p>
          </table:table-cell>
          <table:table-cell table:style-name="contacts.A2" office:value-type="string">
            <text:p text:style-name="P4">0054987856</text:p>
          </table:table-cell>
          <table:table-cell table:style-name="contacts.C2" office:value-type="string">
            <text:p text:style-name="P4">Let's go swimming</text:p>
          </table:table-cell>
        </table:table-row>
        <table:table-row>
          <table:table-cell table:style-name="contacts.A2" office:value-type="string">
            <text:p text:style-name="P3">Joe</text:p>
          </table:table-cell>
          <table:table-cell table:style-name="contacts.A2" office:value-type="string">
            <text:p text:style-name="P4">0789546877</text:p>
          </table:table-cell>
          <table:table-cell table:style-name="contacts.C2" office:value-type="string">
            <text:p text:style-name="P4">Let's meet</text:p>
          </table:table-cell>
        </table:table-row>
        <table:table-row>
          <table:table-cell table:style-name="contacts.A2" office:value-type="string">
            <text:p text:style-name="Table_20_Contents"/>
          </table:table-cell>
          <table:table-cell table:style-name="contacts.A2" office:value-type="string">
            <text:p text:style-name="Table_20_Contents"/>
          </table:table-cell>
          <table:table-cell table:style-name="contacts.C2" office:value-type="string">
            <text:p text:style-name="Table_20_Contents"/>
          </table:table-cell>
        </table:table-row>
      </table:table>
      <text:p text:style-name="P1"/>
      <text:p text:style-name="P1">Beside sending this invitations the user should have the option to set time and place and how they want to achieve that meet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2T01:07:15.915991834</meta:creation-date>
    <dc:date>2015-05-12T01:24:51.517035824</dc:date>
    <meta:editing-duration>PT15S</meta:editing-duration>
    <meta:editing-cycles>1</meta:editing-cycles>
    <meta:document-statistic meta:table-count="1" meta:image-count="0" meta:object-count="0" meta:page-count="1" meta:paragraph-count="32" meta:word-count="305" meta:character-count="1570" meta:non-whitespace-character-count="1297"/>
    <meta:generator>LibreOffice/4.2.8.2$Linux_X86_64 LibreOffice_project/420m0$Build-2</meta:generator>
  </office:meta>
</office:document-meta>
</file>